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38b94b"/>
    </style:style>
    <style:style style:name="P2" style:family="paragraph" style:parent-style-name="Text_20_body">
      <style:text-properties officeooo:paragraph-rsid="0046eeb7"/>
    </style:style>
    <style:style style:name="T1" style:family="text">
      <style:text-properties officeooo:rsid="004c97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文化與科技</text:p>
      <text:p text:style-name="Text_20_body"/>
      <text:p text:style-name="Text_20_body"/>
      <text:p text:style-name="Text_20_body">何爲文化，我的理解是文學教化！若文學是一朵花，那文明就是其果實！</text:p>
      <text:p text:style-name="Text_20_body"/>
      <text:p text:style-name="Text_20_body">文化的核心就是心學！是與修心和愛有關。心若得不到文學教化約束，人比野獸更恐怖！中國古代文化的修身齊家平天下即爲其中的典範！只是可惜由於諸多因素，沒有很好地得到流傳，反而被惡意或高級或低級黑化了！因爲總有一股暗黑力量懼怕她在人羣中流傳！</text:p>
      <text:p text:style-name="Text_20_body"/>
      <text:p text:style-name="Text_20_body">在人體內，有神，也有魔。潛意識慾望等是魔，而心，是本我，是如來，是真相，即爲神。</text:p>
      <text:p text:style-name="Text_20_body"/>
      <text:p text:style-name="Text_20_body">縱慾容易，修心磨性難，因其是一生的苦行，不墮魔界不知心美，沒有魔就沒有神，歷經所謂的繁華與功名利祿，方思本真樸實田園之可貴。始知真水無香！</text:p>
      <text:p text:style-name="Text_20_body"/>
      <text:p text:style-name="P1">而科技如同戰馬，其核心是物慾，科技越發達，不代表文明越高級，相反，越可能是人心浮躁、物慾橫流，導致心學的文化的衰敗，使文明變得更加無心而野蠻！它不是文明的組成部分，但卻是保護與發展文明的必要武器！中國的文明之所以日漸衰敗，皆是輸於野蠻文明的戰馬部落！</text:p>
      <text:p text:style-name="P1"/>
      <text:p text:style-name="P1">在中國文化裏，根本不存在所謂的北方話，那都是沒文化的野蠻部落不懂漢語文化而胡言亂語的結果。崖山後裔吃屎幾百年都忘記了飯的味道了！卻把乾隆的《四跪全書》當成是漢學寶典！一個沒文化卻附庸風雅的人渣到處題名蓋印章毀壞古蹟！縱觀歷史，清朝恐怕是中國歷史上最醜陋的一個王朝！它是中國殭屍的原型！</text:p>
      <text:p text:style-name="P1"/>
      <text:p text:style-name="P1">中國文化的可悲之處也是因爲沒有一位對文化有貢獻的帝王！幹啥啥不行，淫亂亂倫殺人弒父滅親第一名。沒有一位帝王有韓國世宗大王那樣，對本國文化有寶貴的貢獻！</text:p>
      <text:p text:style-name="P1"/>
      <text:p text:style-name="P1">中國文化在滿大人的胡言亂語裏是沒有辦法復興的，其發音之所以不難聽，也是因其發音系統是從古漢語的六調十二聲中修改過來的。就像金庸小說裏一個江湖郎中偷得幾頁胡家刀法也能縱橫武林一樣。</text:p>
      <text:p text:style-name="P1"/>
      <text:p text:style-name="P1">所幸的是，世宗大王爲古漢語的發音做了一份拷貝，縱然其六調十二聲沒有保留下來，但很大程度上還原了以前的發音。再加上少受戰亂的南方廣府化世代口授相傳保留了更多道地的中國話！</text:p>
      <text:p text:style-name="P1"/>
      <text:p text:style-name="P2">中國文化的復興，首先需要正本清源，迴歸道地而能俚能雅的正宗發音！而不是繼續粗鄙的屄言屄語登堂入室的滿大人發音！</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tb-rl"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in">
          <style:column style:rel-width="32767*" fo:start-indent="0in" fo:end-indent="0.15in"/>
          <style:column style:rel-width="32768*" fo:start-indent="0.1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2T16:54:01.609902564</meta:creation-date>
    <dc:date>2022-08-22T17:59:08.061415141</dc:date>
    <meta:editing-duration>PT58M33S</meta:editing-duration>
    <meta:editing-cycles>43</meta:editing-cycles>
    <meta:generator>LibreOffice/6.4.7.2$Linux_X86_64 LibreOffice_project/40$Build-2</meta:generator>
    <meta:document-statistic meta:table-count="0" meta:image-count="0" meta:object-count="0" meta:page-count="1" meta:paragraph-count="11" meta:word-count="833" meta:character-count="833" meta:non-whitespace-character-count="833"/>
  </office:meta>
</office:document-meta>
</file>